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1eb85" officeooo:paragraph-rsid="0021eb85"/>
    </style:style>
    <style:style style:name="P2" style:family="paragraph" style:parent-style-name="Standard">
      <style:text-properties officeooo:rsid="0024c189" officeooo:paragraph-rsid="0024c189"/>
    </style:style>
    <style:style style:name="P3" style:family="paragraph" style:parent-style-name="Standard">
      <style:text-properties officeooo:rsid="0024c189" officeooo:paragraph-rsid="002b8884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24c189" officeooo:paragraph-rsid="0024c189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21eb85" officeooo:paragraph-rsid="0021eb85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44f533" officeooo:paragraph-rsid="0044f533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24c189"/>
    </style:style>
    <style:style style:name="P9" style:family="paragraph" style:parent-style-name="Standard">
      <style:text-properties officeooo:paragraph-rsid="002b8884"/>
    </style:style>
    <style:style style:name="P10" style:family="paragraph" style:parent-style-name="Standard">
      <style:text-properties officeooo:paragraph-rsid="0030eea7"/>
    </style:style>
    <style:style style:name="P11" style:family="paragraph" style:parent-style-name="Standard">
      <style:text-properties fo:font-size="12pt" fo:font-weight="normal" officeooo:rsid="0044fcda" officeooo:paragraph-rsid="0044fcda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3a792c" officeooo:paragraph-rsid="003a792c"/>
    </style:style>
    <style:style style:name="P13" style:family="paragraph" style:parent-style-name="Standard">
      <style:text-properties officeooo:paragraph-rsid="003a792c"/>
    </style:style>
    <style:style style:name="P14" style:family="paragraph" style:parent-style-name="Standard">
      <style:text-properties officeooo:paragraph-rsid="003e7bbf"/>
    </style:style>
    <style:style style:name="P15" style:family="paragraph" style:parent-style-name="Standard">
      <style:text-properties officeooo:paragraph-rsid="004197c0"/>
    </style:style>
    <style:style style:name="P16" style:family="paragraph" style:parent-style-name="Standard">
      <style:text-properties officeooo:paragraph-rsid="00421eb4"/>
    </style:style>
    <style:style style:name="P17" style:family="paragraph" style:parent-style-name="Standard">
      <style:text-properties officeooo:paragraph-rsid="0044fcda"/>
    </style:style>
    <style:style style:name="P18" style:family="paragraph" style:parent-style-name="Text_20_body">
      <style:text-properties officeooo:rsid="0020d1c9" officeooo:paragraph-rsid="0020d1c9"/>
    </style:style>
    <style:style style:name="P19" style:family="paragraph" style:parent-style-name="Text_20_body">
      <style:text-properties fo:font-size="18pt" fo:font-weight="bold" officeooo:rsid="0020d1c9" officeooo:paragraph-rsid="0020d1c9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ize="12pt" fo:font-weight="normal" officeooo:rsid="0024c189" officeooo:paragraph-rsid="003785d8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bold" officeooo:rsid="0044fcda" officeooo:paragraph-rsid="0044fcda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size-asian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50ed9d" style:font-size-asian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2pt" fo:language="en" fo:country="US"/>
    </style:style>
    <style:style style:name="P26" style:family="paragraph" style:parent-style-name="Preformatted_20_Text">
      <style:text-properties officeooo:rsid="0024c189" officeooo:paragraph-rsid="002b8884"/>
    </style:style>
    <style:style style:name="P27" style:family="paragraph" style:parent-style-name="Preformatted_20_Text">
      <style:paragraph-properties fo:margin-top="0cm" fo:margin-bottom="0.499cm" style:contextual-spacing="false"/>
    </style:style>
    <style:style style:name="P28" style:family="paragraph" style:parent-style-name="Heading_20_1">
      <style:text-properties officeooo:rsid="0024c189" officeooo:paragraph-rsid="002b8884"/>
    </style:style>
    <style:style style:name="P29" style:family="paragraph" style:parent-style-name="Heading_20_1">
      <style:text-properties fo:font-size="18pt" fo:font-weight="bold" officeooo:rsid="0024c189" officeooo:paragraph-rsid="003785d8" style:font-size-asian="18pt" style:font-weight-asian="bold" style:font-size-complex="18pt" style:font-weight-complex="bold"/>
    </style:style>
    <style:style style:name="P30" style:family="paragraph" style:parent-style-name="Heading_20_2">
      <style:text-properties officeooo:paragraph-rsid="002b8884"/>
    </style:style>
    <style:style style:name="P31" style:family="paragraph" style:parent-style-name="Heading_20_2">
      <style:text-properties officeooo:paragraph-rsid="0044fcda"/>
    </style:style>
    <style:style style:name="T1" style:family="text">
      <style:text-properties officeooo:rsid="0024c1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c189" style:font-weight-asian="bold" style:font-weight-complex="bold"/>
    </style:style>
    <style:style style:name="T4" style:family="text">
      <style:text-properties fo:font-weight="bold" officeooo:rsid="003e7bbf" style:font-weight-asian="bold" style:font-weight-complex="bold"/>
    </style:style>
    <style:style style:name="T5" style:family="text">
      <style:text-properties fo:font-weight="bold" officeooo:rsid="003a792c" style:font-weight-asian="bold" style:font-weight-complex="bold"/>
    </style:style>
    <style:style style:name="T6" style:family="text">
      <style:text-properties fo:font-weight="bold" officeooo:rsid="004197c0" style:font-weight-asian="bold" style:font-weight-complex="bold"/>
    </style:style>
    <style:style style:name="T7" style:family="text">
      <style:text-properties fo:font-weight="bold" officeooo:rsid="00421eb4" style:font-weight-asian="bold" style:font-weight-complex="bold"/>
    </style:style>
    <style:style style:name="T8" style:family="text">
      <style:text-properties fo:font-size="18pt" fo:font-style="normal" fo:font-weight="bold" officeooo:rsid="002b8884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80" fo:language="zxx" fo:country="none" style:text-underline-style="solid" style:text-underline-width="auto" style:text-underline-color="font-color" officeooo:rsid="0024c189" style:language-asian="zxx" style:country-asian="none" style:language-complex="zxx" style:country-complex="none"/>
    </style:style>
    <style:style style:name="T11" style:family="text">
      <style:text-properties fo:font-size="12pt"/>
    </style:style>
    <style:style style:name="T12" style:family="text">
      <style:text-properties fo:font-size="12pt" fo:font-weight="normal" officeooo:rsid="0044fcda" style:font-size-asian="10.5pt" style:font-weight-asian="normal" style:font-size-complex="12pt" style:font-weight-complex="normal"/>
    </style:style>
    <style:style style:name="T13" style:family="text">
      <style:text-properties fo:font-size="12pt" fo:font-weight="bold" officeooo:rsid="0044fcda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4ce8ce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4e7f7a" style:font-size-asian="10.5pt" style:font-weight-asian="bold" style:font-size-complex="12pt" style:font-weight-complex="bold"/>
    </style:style>
    <style:style style:name="T1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7" style:family="text">
      <style:text-properties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36347d" style:font-size-asian="10.5pt" style:font-weight-asian="bold" style:font-size-complex="10.5pt" style:font-weight-complex="bold"/>
    </style:style>
    <style:style style:name="T19" style:family="text">
      <style:text-properties officeooo:rsid="003a792c"/>
    </style:style>
    <style:style style:name="T20" style:family="text">
      <style:text-properties officeooo:rsid="003e7bbf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officeooo:rsid="004197c0"/>
    </style:style>
    <style:style style:name="T23" style:family="text">
      <style:text-properties officeooo:rsid="00421eb4"/>
    </style:style>
    <style:style style:name="T24" style:family="text">
      <style:text-properties officeooo:rsid="004386a3"/>
    </style:style>
    <style:style style:name="T25" style:family="text">
      <style:text-properties style:font-name="Calibri" fo:font-size="12pt" fo:language="en" fo:country="US"/>
    </style:style>
    <style:style style:name="T26" style:family="text">
      <style:text-properties style:font-size-asian="12pt"/>
    </style:style>
    <style:style style:name="T27" style:family="text">
      <style:text-properties officeooo:rsid="004dac00"/>
    </style:style>
    <style:style style:name="T28" style:family="text">
      <style:text-properties fo:font-size="15pt" fo:font-weight="normal" officeooo:rsid="0044fcda" style:font-size-asian="15pt" style:font-weight-asian="normal" style:font-size-complex="15pt" style:font-weight-complex="normal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5pt" fo:font-weight="bold" officeooo:rsid="0044fcda" style:font-size-asian="15pt" style:font-weight-asian="bold" style:font-size-complex="15pt" style:font-weight-complex="bold"/>
    </style:style>
    <style:style style:name="T31" style:family="text">
      <style:text-properties officeooo:rsid="0052c7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ython 让程序编写的紧凑和可读。用 Python 编写的程序通常比同样的 C、C++ 或 Java 程序更短小，这是因为以下几个原因:</text:p>
      <text:p text:style-name="Preformatted_20_Text">* 高级数据结构使你可以在一条语句中表达复杂的操作；</text:p>
      <text:p text:style-name="Preformatted_20_Text"/>
      <text:p text:style-name="Preformatted_20_Text">* 语句组使用缩进代替开始和结束大括号来组织；</text:p>
      <text:p text:style-name="Preformatted_20_Text"/>
      <text:p text:style-name="P27">* <text:span text:style-name="T2">变量或参数无需声明</text:span>。</text:p>
      <text:p text:style-name="P4">启动 Python 解释器的方法</text:p>
      <text:p text:style-name="Standard"/>
      <text:p text:style-name="Text_20_body"><text:span text:style-name="Source_20_Text">python -c command [arg] ...</text:span>，这种方法可以在 <text:span text:style-name="Emphasis">命令行</text:span> 执行 Python 语句，类似于 shell 中的 <text:a xlink:type="simple" xlink:href="https://docs.python.org/3/using/cmdline.html#cmdoption-c">-c</text:a> 选项。由于 Python 语句通常会包含空格或其他特殊 shell 字符，一般建议将 <text:span text:style-name="Emphasis">命令</text:span> 用单引号包裹起来。</text:p>
      <text:p text:style-name="Text_20_body">有一些 Python 模块也可以当作脚本使用。你可以使用 <text:span text:style-name="Source_20_Text">python -m module [arg] ...</text:span> 命令调用它们，这类似在命令行中键入完整的路径名执行 <text:span text:style-name="Emphasis">模块</text:span> 源文件一样。</text:p>
      <text:p text:style-name="P19">源程序编码</text:p>
      <text:p text:style-name="P18">默认情况下，Python 源文件是 UTF-8 编码。</text:p>
      <text:p text:style-name="P18"><text:span text:style-name="Source_20_Text">#!</text:span> 行（首行）后插入至少一行特殊的注释行来定义源文件的编码:</text:p>
      <text:p text:style-name="P27"># <text:span text:style-name="T2">-*- coding: encoding -*-</text:span></text:p>
      <text:p text:style-name="P6">Python计算器</text:p>
      <text:p text:style-name="P1"/>
      <text:p text:style-name="P1">除法(<text:span text:style-name="Source_20_Text">/</text:span>)永远返回一个浮点数。如要使用 <text:a xlink:type="simple" xlink:href="https://docs.python.org/3/glossary.html#term-floor-division">floor 除法</text:a> 并且得到整数结果（丢掉任何小数部分），你可以使用 <text:span text:style-name="Source_20_Text">//</text:span> 运算符；要计算余数你可以使用 <text:span text:style-name="Source_20_Text">%</text:span></text:p>
      <text:p text:style-name="P1"/>
      <text:p text:style-name="P1">使用 <text:span text:style-name="Source_20_Text">**</text:span> 运算符计算幂乘方；交互模式中，最近一个表达式的值赋给变量 <text:span text:style-name="Source_20_Text">_</text:span></text:p>
      <text:p text:style-name="P1"/>
      <text:p text:style-name="P1">除了 <text:a xlink:type="simple" xlink:href="https://docs.python.org/3/library/functions.html#int">int</text:a> 和 <text:a xlink:type="simple" xlink:href="https://docs.python.org/3/library/functions.html#float">float</text:a>，Python 还支持其它数字类型，例如 <text:a xlink:type="simple" xlink:href="https://docs.python.org/3/library/decimal.html#decimal.Decimal">Decimal</text:a> 和 <text:a xlink:type="simple" xlink:href="https://docs.python.org/3/library/fractions.html#fractions.Fraction">Fraction</text:a>。Python 还内建支持 <text:a xlink:type="simple" xlink:href="https://docs.python.org/3/library/stdtypes.html#typesnumeric">复数</text:a> ，使用后缀 <text:span text:style-name="Source_20_Text">j</text:span> 或 <text:span text:style-name="Source_20_Text">J</text:span> 表示虚数部分（例如，<text:span text:style-name="Source_20_Text">3+5j</text:span>）。</text:p>
      <text:p text:style-name="P1"/>
      <text:p text:style-name="P5">字符串</text:p>
      <text:p text:style-name="P2"/>
      <text:p text:style-name="P2">它们可以用单引号 (<text:span text:style-name="Source_20_Text">'...'</text:span>) 或双引号 (<text:span text:style-name="Source_20_Text">"..."</text:span>) 标识 <text:bookmark text:name="id5"/><text:a xlink:type="simple" xlink:href="http://www.pythondoc.com/pythontutorial3/introduction.html#id9">[2]</text:a>。<text:span text:style-name="Source_20_Text">\</text:span> 可以用来转义引号</text:p>
      <text:p text:style-name="P2"/>
      <text:p text:style-name="P2">一种方法是使用三引号：<text:span text:style-name="Source_20_Text">"""..."""</text:span> 或者 <text:span text:style-name="Source_20_Text">'''...'''</text:span>。行尾换行符会被自动包含到字符串中，但是可以在行尾加上 <text:span text:style-name="Source_20_Text">\</text:span> 来避免这个行为。下面的示例： 可以使用反斜杠为行结尾的连续字符串，它表示下一行在逻辑上是本行的后续内容</text:p>
      <text:p text:style-name="P2"/>
      <text:p text:style-name="P2">字符串可以由 <text:span text:style-name="Source_20_Text">+</text:span> 操作符连接(粘到一起)，可以由 <text:span text:style-name="Source_20_Text"><text:span text:style-name="T2">*</text:span></text:span><text:span text:style-name="T2"> 表示重复</text:span></text:p>
      <text:p text:style-name="P2"/>
      <text:p text:style-name="P8"><text:span text:style-name="T1">字符串也可以被截取(</text:span><text:span text:style-name="T3">检索</text:span><text:span text:style-name="T1">); </text:span>索引也可以是负数，这将导致从右边开始计算; 除了索引，还支持 <text:span text:style-name="Emphasis"><text:span text:style-name="T2">切片</text:span></text:span></text:p>
      <text:p text:style-name="P8"><text:span text:style-name="Emphasis"><text:span text:style-name="T2"/></text:span></text:p>
      <text:p text:style-name="P8"/>
      <text:p text:style-name="P9"><text:soft-page-break/><text:span text:style-name="Emphasis"><text:span text:style-name="T8">多重赋值</text:span></text:span></text:p>
      <text:p text:style-name="P3"/>
      <text:p text:style-name="P26">a, b = b, a</text:p>
      <text:p text:style-name="P26"/>
      <text:h text:style-name="P28" text:outline-level="1"><text:span text:style-name="T9">Python 流程控制</text:span></text:h>
      <text:p text:style-name="P10"><text:a xlink:type="simple" xlink:href="https://docs.python.org/3/reference/compound_stmts.html#if"><text:span text:style-name="T1">if</text:span></text:a><text:span text:style-name="T1"> ... </text:span><text:a xlink:type="simple" xlink:href="https://docs.python.org/3/reference/compound_stmts.html#elif"><text:span text:style-name="T1">elif</text:span></text:a><text:span text:style-name="T1"> ... </text:span><text:a xlink:type="simple" xlink:href="https://docs.python.org/3/reference/compound_stmts.html#elif"><text:span text:style-name="T1">elif</text:span></text:a><text:span text:style-name="T1"> ... </text:span><text:span text:style-name="T10">else</text:span><text:span text:style-name="T1">序列；</text:span></text:p>
      <text:p text:style-name="P10"/>
      <text:p text:style-name="P10"><text:a xlink:type="simple" xlink:href="https://docs.python.org/3/reference/compound_stmts.html#for">for</text:a> 语句依据任意序列（链表或字符串）中的子项，按它们在序列中的顺序来进行迭代;</text:p>
      <text:h text:style-name="P30" text:outline-level="2"><text:a xlink:type="simple" xlink:href="https://docs.python.org/3/reference/simple_stmts.html#break"><text:span text:style-name="T16">break</text:span></text:a><text:span text:style-name="T16"> 和 </text:span><text:a xlink:type="simple" xlink:href="https://docs.python.org/3/reference/simple_stmts.html#continue"><text:span text:style-name="T16">continue</text:span></text:a><text:span text:style-name="T16"> 语句, 以及</text:span><text:span text:style-name="T17">循环中的 </text:span><text:a xlink:type="simple" xlink:href="https://docs.python.org/3/reference/compound_stmts.html#else"><text:span text:style-name="T17">else</text:span></text:a><text:span text:style-name="T17"> 子句</text:span><text:span text:style-name="T18">;</text:span></text:h>
      <text:p text:style-name="P9"><text:a xlink:type="simple" xlink:href="https://docs.python.org/3/reference/simple_stmts.html#pass">pass</text:a> 语句什么也不做。它用于那些语法上必须要有什么语句，但程序什么也不做的场合;</text:p>
      <text:p text:style-name="P9"/>
      <text:h text:style-name="P29" text:outline-level="1">Python 定义函数</text:h>
      <text:p text:style-name="P20">关键字 <text:a xlink:type="simple" xlink:href="https://docs.python.org/3/reference/compound_stmts.html#def">def</text:a> 引入了一个函数 <text:span text:style-name="Emphasis">定义</text:span></text:p>
      <text:p text:style-name="P20"><text:a xlink:type="simple" xlink:href="https://docs.python.org/3/reference/simple_stmts.html#return">return</text:a> 语句从函数中返回一个值，不带表达式的 <text:a xlink:type="simple" xlink:href="https://docs.python.org/3/reference/simple_stmts.html#return">return</text:a> 返回 <text:span text:style-name="Source_20_Text">None</text:span></text:p>
      <text:p text:style-name="P9">请使用 <text:a xlink:type="simple" xlink:href="https://docs.python.org/3/library/functions.html#print">print()</text:a> 函数查看输出内容</text:p>
      <text:p text:style-name="P12"/>
      <text:p text:style-name="P13"><text:span text:style-name="T5">默认值参数</text:span><text:span text:style-name="T19">：</text:span>只被赋值一次；函数可以通过 <text:a xlink:type="simple" xlink:href="http://www.pythondoc.com/pythontutorial3/keywordargument">关键字参数</text:a> 的形式来调用，形如 <text:span text:style-name="Source_20_Text">keyword = value;</text:span></text:p>
      <text:p text:style-name="P13"><text:span text:style-name="Source_20_Text"/></text:p>
      <text:p text:style-name="P13"><text:span text:style-name="Source_20_Text"><text:span text:style-name="T2">可变参数列表</text:span></text:span><text:span text:style-name="Source_20_Text">：</text:span>参数被包装进一个元组<text:span text:style-name="Source_20_Text">;</text:span></text:p>
      <text:p text:style-name="P13"><text:span text:style-name="Source_20_Text"/></text:p>
      <text:p text:style-name="P14"><text:span text:style-name="T4">参数列表分拆</text:span><text:span text:style-name="T20">：</text:span><text:span text:style-name="Source_20_Text">*</text:span> 操作符来自动把参数列表拆开;<text:span text:style-name="Source_20_Text">**</text:span> 操作符分拆关键字参数为字典;</text:p>
      <text:p text:style-name="P14"/>
      <text:p text:style-name="P14"><text:span text:style-name="T21"/></text:p>
      <text:p text:style-name="P15"><text:span text:style-name="T6">Lambda(λ)形式</text:span><text:span text:style-name="T22">：</text:span>创建短小的匿名函数<text:span text:style-name="T22">；</text:span>返回一个函数<text:span text:style-name="T22">；</text:span>将一个小函数作为参数传递</text:p>
      <text:p text:style-name="P15"/>
      <text:p text:style-name="P16"><text:span text:style-name="T7">函数注解</text:span><text:span text:style-name="T23">：</text:span>是以字典形式存储在函数的 <text:span text:style-name="Source_20_Text"><text:span text:style-name="T2">__annotations__</text:span></text:span> 属性中，对函数的其它部分没有任何影响。<text:span text:style-name="T2">参数注解</text:span>（Parameter annotations）是定义在参数名称的<text:span text:style-name="T2">冒号</text:span>后面，紧随着一个用来表示注解的值得表达式。<text:span text:style-name="T2">返回注释</text:span>（Return annotations）是定义在一个<text:span text:style-name="T2"> </text:span><text:span text:style-name="Source_20_Text"><text:span text:style-name="T2">-&gt;</text:span></text:span> 后面，紧随着一个表达式，在冒号与 <text:span text:style-name="Source_20_Text">-&gt;</text:span> 之间<text:span text:style-name="T24">。</text:span></text:p>
      <text:p text:style-name="P16"/>
      <text:p text:style-name="P16"/>
      <text:p text:style-name="P7">数据结构</text:p>
      <text:p text:style-name="P7"/>
      <text:p text:style-name="P21">列表</text:p>
      <text:p text:style-name="P23">一组有序项目的集合。可变的数据类型【可进行增删改查】</text:p>
      <text:p text:style-name="P22"><text:span text:style-name="T26">列表是以方括号“</text:span><text:span text:style-name="T25">[]</text:span><text:span text:style-name="T11">”</text:span><text:span text:style-name="T26">包围的数据集合，不同成员以“</text:span><text:span text:style-name="T25">,</text:span><text:span text:style-name="T11">”</text:span><text:span text:style-name="T26">分隔。</text:span></text:p>
      <text:p text:style-name="P23">列表中可以包含任何数据类型，也可包含另一个列表</text:p>
      <text:p text:style-name="P23">列表可通过序号访问其中成员</text:p>
      <text:p text:style-name="P22"> </text:p>
      <text:p text:style-name="P23">常用列表操作：</text:p>
      <text:p text:style-name="P22"><text:span text:style-name="T25">list.append()</text:span><text:span text:style-name="T26">追加成员，成员数据</text:span></text:p>
      <text:p text:style-name="P22"><text:soft-page-break/><text:span text:style-name="T25">list.pop()</text:span><text:span text:style-name="T26">删除成员</text:span><text:span text:style-name="T25">,</text:span><text:span text:style-name="T26">删除第</text:span><text:span text:style-name="T25">i</text:span><text:span text:style-name="T26">个成员</text:span></text:p>
      <text:p text:style-name="P22"><text:span text:style-name="T25">list.count(x)</text:span><text:span text:style-name="T26">计算列表中参数</text:span><text:span text:style-name="T25">x</text:span><text:span text:style-name="T26">出现的次数</text:span></text:p>
      <text:p text:style-name="P22"><text:span text:style-name="T25">list.remove()</text:span><text:span text:style-name="T26">删除列表中的成员，直接删除成员</text:span><text:span text:style-name="T25">i</text:span></text:p>
      <text:p text:style-name="P22"><text:span text:style-name="T25">list.extend(L)</text:span><text:span text:style-name="T26">向列表中追加另一个列表</text:span><text:span text:style-name="T25">L</text:span></text:p>
      <text:p text:style-name="P22"><text:span text:style-name="T25">list.reverse()</text:span><text:span text:style-name="T26">将列表中成员的顺序颠倒</text:span></text:p>
      <text:p text:style-name="P22"><text:span text:style-name="T25">list.index(x)</text:span><text:span text:style-name="T26">获得参数</text:span><text:span text:style-name="T25">x</text:span><text:span text:style-name="T26">在列表中的位置</text:span></text:p>
      <text:p text:style-name="P22"><text:span text:style-name="T25">list.sort()</text:span><text:span text:style-name="T26">将列表中的成员排序</text:span></text:p>
      <text:p text:style-name="P22"><text:span text:style-name="T25">list.insert()</text:span><text:span text:style-name="T26">向列表中插入数据</text:span><text:span text:style-name="T25">insert(a,b)</text:span><text:span text:style-name="T26">向列表中插入数据</text:span></text:p>
      <text:p text:style-name="P11"/>
      <text:p text:style-name="P21">元组</text:p>
      <text:p text:style-name="P23">不可变序列</text:p>
      <text:p text:style-name="P22"><text:span text:style-name="T26">元组是以圆括号“</text:span><text:span text:style-name="T25">()</text:span><text:span text:style-name="T11">”</text:span><text:span text:style-name="T26">包围的数据集合，不同成员以“</text:span><text:span text:style-name="T25">,</text:span><text:span text:style-name="T11">”</text:span><text:span text:style-name="T26">分隔</text:span></text:p>
      <text:p text:style-name="P24">与列表不同：元组中数据一旦确立就不能改变</text:p>
      <text:p text:style-name="P11"/>
      <text:p text:style-name="P21">字典</text:p>
      <text:p text:style-name="P22"><text:span text:style-name="T26">键值对的集合</text:span><text:span text:style-name="T25">(map)</text:span></text:p>
      <text:p text:style-name="P22"><text:span text:style-name="T26">字典是以大括号“</text:span><text:span text:style-name="T25">{}</text:span><text:span text:style-name="T11">”</text:span><text:span text:style-name="T26">包围的数据集合</text:span></text:p>
      <text:p text:style-name="P23">与列表区别：字典是无序的，在字典中通过键来访问成员。</text:p>
      <text:p text:style-name="P23">字典是可变的，可以包含任何其他类型</text:p>
      <text:p text:style-name="P22"/>
      <text:p text:style-name="P22"><text:span text:style-name="T26">声明</text:span><text:span text:style-name="T25">:</text:span></text:p>
      <text:p text:style-name="P25">M={k1:v1,k2:v2}</text:p>
      <text:p text:style-name="P22"><text:span text:style-name="T26">访问 </text:span><text:span text:style-name="T25">M[k1]</text:span><text:span text:style-name="T26">将得到</text:span><text:span text:style-name="T25">v1</text:span></text:p>
      <text:p text:style-name="P22"/>
      <text:p text:style-name="P23">常用字典操作：</text:p>
      <text:p text:style-name="P22"><text:span text:style-name="T25">dic.clear()</text:span><text:span text:style-name="T26">清空字典</text:span></text:p>
      <text:p text:style-name="P22"><text:span text:style-name="T25">dic.keys()</text:span><text:span text:style-name="T26">获得键的列表</text:span></text:p>
      <text:p text:style-name="P22"><text:span text:style-name="T25">dic.values()</text:span><text:span text:style-name="T26">获得值的列表</text:span></text:p>
      <text:p text:style-name="P22"><text:span text:style-name="T25">dic.copy()</text:span><text:span text:style-name="T26">复制字典</text:span></text:p>
      <text:p text:style-name="P22"><text:span text:style-name="T25">dic.pop(k)</text:span><text:span text:style-name="T26">删除键</text:span><text:span text:style-name="T25">k</text:span></text:p>
      <text:p text:style-name="P22"><text:span text:style-name="T25">dic.get(k)</text:span><text:span text:style-name="T26">获得键</text:span><text:span text:style-name="T25">k</text:span><text:span text:style-name="T26">的值</text:span></text:p>
      <text:p text:style-name="P22"><text:span text:style-name="T25">dic.update()</text:span><text:span text:style-name="T26">更新成员，若成员不存在，相当于加入</text:span></text:p>
      <text:p text:style-name="P22"><text:span text:style-name="T25">dic.items()</text:span><text:span text:style-name="T26">获得由键和值组成的列表</text:span></text:p>
      <text:p text:style-name="P25">dic.popitem</text:p>
      <text:p text:style-name="P23">可以通过</text:p>
      <text:p text:style-name="P22"><text:span text:style-name="T25">&gt;&gt;&gt;help(dict) </text:span><text:span text:style-name="T26">查看详情</text:span></text:p>
      <text:p text:style-name="P22"/>
      <text:p text:style-name="P22"/>
      <text:p text:style-name="P22"/>
      <text:p text:style-name="P22"><text:soft-page-break/>python 还包含了一个数据类型 —— <text:span text:style-name="Emphasis"><text:span text:style-name="T29">set</text:span></text:span><text:span text:style-name="T29"> （集合）</text:span>。集合是一个无序不重复元素的集。基本功能包括关系测试和消除重复元素。集合对象还支持 union（<text:span text:style-name="T2">联合</text:span>），intersection（<text:span text:style-name="T2">交</text:span>），difference（<text:span text:style-name="T2">差</text:span>）和 sysmmetric difference（对称差集）等数学运算。</text:p>
      <text:p text:style-name="Text_20_body">大括号或 <text:a xlink:type="simple" xlink:href="https://docs.python.org/3/library/stdtypes.html#set">set()</text:a> 函数可以用来创建集合。注意：想要创建空集合，你必须使用 <text:span text:style-name="Source_20_Text">set()</text:span> 而不是 <text:span text:style-name="Source_20_Text">{}</text:span>。后者用于创建空字典<text:span text:style-name="T31">。</text:span></text:p>
      <text:p text:style-name="P17"><text:span text:style-name="T12">从列表中按给定的索引而不是值来删除一个子项：</text:span><text:span text:style-name="T28"> </text:span><text:a xlink:type="simple" xlink:href="https://docs.python.org/3/reference/simple_stmts.html#del"><text:span text:style-name="T30">del</text:span></text:a><text:span text:style-name="T30"> 语句</text:span><text:span text:style-name="T14">，</text:span><text:span text:style-name="T12">可以从列表中删除切片或清空整个列表</text:span><text:span text:style-name="T15">，</text:span>也可以删除整个变量<text:span text:style-name="T27">。</text:span></text:p>
      <text:p text:style-name="P17"/>
      <text:h text:style-name="P31" text:outline-level="2">循环技巧</text:h>
      <text:p text:style-name="Text_20_body">在字典中循环时，关键字和对应的值可以使用 <text:span text:style-name="Source_20_Text"><text:span text:style-name="T2">items()</text:span></text:span> 方法同时解读出来:</text:p>
      <text:p text:style-name="Preformatted_20_Text">&gt;&gt;&gt; knights = {'gallahad': 'the pure', 'robin': 'the brave'}</text:p>
      <text:p text:style-name="Preformatted_20_Text">&gt;&gt;&gt; for k, v in knights.items():</text:p>
      <text:p text:style-name="Preformatted_20_Text">... <text:s text:c="4"/>print(k, v)</text:p>
      <text:p text:style-name="Preformatted_20_Text">...</text:p>
      <text:p text:style-name="Preformatted_20_Text">gallahad the pure</text:p>
      <text:p text:style-name="P27">robin the brave</text:p>
      <text:p text:style-name="Text_20_body">在序列中循环时，索引位置和对应值可以使用<text:span text:style-name="T2"> </text:span><text:a xlink:type="simple" xlink:href="https://docs.python.org/3/library/functions.html#enumerate"><text:span text:style-name="T2">enumerate()</text:span></text:a><text:span text:style-name="T2"> </text:span>函数同时得到:</text:p>
      <text:p text:style-name="Preformatted_20_Text">&gt;&gt;&gt; for i, v in enumerate(['tic', 'tac', 'toe']):</text:p>
      <text:p text:style-name="Preformatted_20_Text">... <text:s text:c="4"/>print(i, v)</text:p>
      <text:p text:style-name="Preformatted_20_Text">...</text:p>
      <text:p text:style-name="Preformatted_20_Text">0 tic</text:p>
      <text:p text:style-name="Preformatted_20_Text">1 tac</text:p>
      <text:p text:style-name="P27">2 toe</text:p>
      <text:p text:style-name="Text_20_body">同时循环两个或更多的序列，可以使用 <text:a xlink:type="simple" xlink:href="https://docs.python.org/3/library/functions.html#zip"><text:span text:style-name="T2">zip()</text:span></text:a> 整体打包:</text:p>
      <text:p text:style-name="Preformatted_20_Text">&gt;&gt;&gt; questions = ['name', 'quest', 'favorite color']</text:p>
      <text:p text:style-name="Preformatted_20_Text">&gt;&gt;&gt; answers = ['lancelot', 'the holy grail', 'blue']</text:p>
      <text:p text:style-name="Preformatted_20_Text">&gt;&gt;&gt; for q, a in zip(questions, answers):</text:p>
      <text:p text:style-name="Preformatted_20_Text">... <text:s text:c="4"/>print('What is your {0}? <text:s/>It is {1}.'.format(q, a))</text:p>
      <text:p text:style-name="Preformatted_20_Text">...</text:p>
      <text:p text:style-name="Preformatted_20_Text">What is your name? <text:s/>It is lancelot.</text:p>
      <text:p text:style-name="Preformatted_20_Text">What is your quest? <text:s/>It is the holy grail.</text:p>
      <text:p text:style-name="P27">What is your favorite color? <text:s/>It is blue.</text:p>
      <text:p text:style-name="Text_20_body">需要逆向循环序列的话，先正向定位序列，然后调用<text:span text:style-name="T2"> </text:span><text:a xlink:type="simple" xlink:href="https://docs.python.org/3/library/functions.html#reversed"><text:span text:style-name="T2">reversed()</text:span></text:a> 函数:</text:p>
      <text:p text:style-name="Preformatted_20_Text">&gt;&gt;&gt; for i in reversed(range(1, 10, 2)):</text:p>
      <text:p text:style-name="Preformatted_20_Text">... <text:s text:c="4"/>print(i)</text:p>
      <text:p text:style-name="Preformatted_20_Text">...</text:p>
      <text:p text:style-name="Preformatted_20_Text">9</text:p>
      <text:p text:style-name="Preformatted_20_Text">7</text:p>
      <text:p text:style-name="Preformatted_20_Text">5</text:p>
      <text:p text:style-name="Preformatted_20_Text">3</text:p>
      <text:p text:style-name="P27">1</text:p>
      <text:p text:style-name="Text_20_body">要按排序后的顺序循环序列的话，使用<text:span text:style-name="T2"> </text:span><text:a xlink:type="simple" xlink:href="https://docs.python.org/3/library/functions.html#sorted"><text:span text:style-name="T2">sorted()</text:span></text:a> 函数，它<text:span text:style-name="T2">不改动原序列</text:span>，而是生成一个新的已排序的序列:</text:p>
      <text:p text:style-name="Preformatted_20_Text">&gt;&gt;&gt; basket = ['apple', 'orange', 'apple', 'pear', 'orange', 'banana']</text:p>
      <text:p text:style-name="Preformatted_20_Text">&gt;&gt;&gt; for f in sorted(set(basket)):</text:p>
      <text:p text:style-name="Preformatted_20_Text"><text:soft-page-break/>... <text:s text:c="4"/>print(f)</text:p>
      <text:p text:style-name="Preformatted_20_Text">...</text:p>
      <text:p text:style-name="Preformatted_20_Text">apple</text:p>
      <text:p text:style-name="Preformatted_20_Text">banana</text:p>
      <text:p text:style-name="Preformatted_20_Text">orange</text:p>
      <text:p text:style-name="P27">pear</text:p>
      <text:p text:style-name="Text_20_body">若要在循环内部修改正在遍历的序列（例如复制某些元素），建议您首先制作<text:span text:style-name="T2">副本</text:span>。在序列上循环不会隐式地创建副本。<text:span text:style-name="T2">切片</text:span>表示法使这尤其方便:</text:p>
      <text:p text:style-name="Preformatted_20_Text">&gt;&gt;&gt; words = ['cat', 'window', 'defenestrate']</text:p>
      <text:p text:style-name="Preformatted_20_Text">&gt;&gt;&gt; for w in words[:]: <text:s/># Loop over a slice copy of the entire list.</text:p>
      <text:p text:style-name="Preformatted_20_Text">... <text:s text:c="4"/>if len(w) &gt; 6:</text:p>
      <text:p text:style-name="Preformatted_20_Text">... <text:s text:c="8"/>words.insert(0, w)</text:p>
      <text:p text:style-name="Preformatted_20_Text">...</text:p>
      <text:p text:style-name="Preformatted_20_Text">&gt;&gt;&gt; words</text:p>
      <text:p text:style-name="P27">['defenestrate', 'cat', 'window', 'defenestrate']</text:p>
      <text:h text:style-name="P31" text:outline-level="2">深入条件控制</text:h>
      <text:p text:style-name="Text_20_body"><text:span text:style-name="Source_20_Text">while</text:span> 和 <text:span text:style-name="Source_20_Text">if</text:span> 语句中使用的条件不仅可以使用比较，而且可以包含任意的操作。</text:p>
      <text:p text:style-name="Text_20_body">比较操作符 <text:span text:style-name="Source_20_Text">in</text:span> 和 <text:span text:style-name="Source_20_Text">not in</text:span> 审核值是否在一个区间之内。操作符 <text:span text:style-name="Source_20_Text">is</text:span> 和 <text:span text:style-name="Source_20_Text">is not</text:span> 比较两个对象是否相同；这只和诸如列表这样的可变对象有关。<text:span text:style-name="T2">所有的比较操作符具有相同的优先级，低于所有的数值操作</text:span>。</text:p>
      <text:p text:style-name="Text_20_body">比较操作可以传递。例如 <text:span text:style-name="Source_20_Text">a &lt; b == c</text:span> 审核是否 <text:span text:style-name="Source_20_Text">a</text:span> 小于 <text:span text:style-name="Source_20_Text">b</text:span> 并且 <text:span text:style-name="Source_20_Text">b</text:span> 等于 <text:span text:style-name="Source_20_Text">c</text:span>。</text:p>
      <text:p text:style-name="Text_20_body">比较操作可以通过逻辑操作符 <text:span text:style-name="Source_20_Text">and</text:span> 和 <text:span text:style-name="Source_20_Text">or</text:span> 组合，比较的结果可以用 <text:span text:style-name="Source_20_Text">not</text:span> 来取反义。这些操作符的优先级又低于比较操作符，在它们之中，<text:span text:style-name="Source_20_Text"><text:span text:style-name="T2">not</text:span></text:span><text:span text:style-name="T2"> 具有最高的优先级， </text:span><text:span text:style-name="Source_20_Text"><text:span text:style-name="T2">or</text:span></text:span><text:span text:style-name="T2"> 优先级最低</text:span>，所以 <text:span text:style-name="Source_20_Text">A and not B or C</text:span> 等于 <text:span text:style-name="Source_20_Text">(A and (notB)) or C</text:span>。当然，括号也可以用于比较表达式。</text:p>
      <text:p text:style-name="Text_20_body">逻辑操作符 <text:span text:style-name="Source_20_Text">and</text:span> 和 <text:span text:style-name="Source_20_Text">or</text:span> 也称作<text:span text:style-name="T2">短路操作符</text:span>：它们的参数<text:span text:style-name="T2">从左向右</text:span>解析，一旦结果可以确定就停止。例如，如果 <text:span text:style-name="Source_20_Text">A</text:span> 和 <text:span text:style-name="Source_20_Text">C</text:span> 为真而 <text:span text:style-name="Source_20_Text">B</text:span> 为假， <text:span text:style-name="Source_20_Text">A and B and C</text:span> 不会解析 <text:span text:style-name="Source_20_Text">C</text:span>。作用于一个普通的非逻辑值时，短路操作符的返回值通常是最后一个变量。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18:18.014329514</meta:creation-date>
    <meta:generator>LibreOffice/4.2.8.2$Linux_x86 LibreOffice_project/420m0$Build-2</meta:generator>
    <dc:date>2017-08-11T15:16:51.151408540</dc:date>
    <meta:editing-duration>P2DT22H20M38S</meta:editing-duration>
    <meta:editing-cycles>67</meta:editing-cycles>
    <meta:document-statistic meta:table-count="0" meta:image-count="0" meta:object-count="0" meta:page-count="5" meta:paragraph-count="136" meta:word-count="2415" meta:character-count="4167" meta:non-whitespace-character-count="3778"/>
  </office:meta>
</office:document-meta>
</file>